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printBacklog1" style:family="table">
      <style:table-properties style:width="17cm" table:align="margins"/>
    </style:style>
    <style:style style:name="SprintBacklog1.A" style:family="table-column">
      <style:table-column-properties style:column-width="2.833cm" style:rel-column-width="10921*"/>
    </style:style>
    <style:style style:name="SprintBacklog1.B" style:family="table-column">
      <style:table-column-properties style:column-width="2.833cm" style:rel-column-width="10922*"/>
    </style:style>
    <style:style style:name="SprintBacklog1.C" style:family="table-column">
      <style:table-column-properties style:column-width="2.833cm" style:rel-column-width="10923*"/>
    </style:style>
    <style:style style:name="SprintBacklog1.F" style:family="table-column">
      <style:table-column-properties style:column-width="2.835cm" style:rel-column-width="10925*"/>
    </style:style>
    <style:style style:name="SprintBacklog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rintBacklog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SprintBacklog1.F1" style:family="table-cell" style:data-style-name="N37">
      <style:table-cell-properties fo:padding="0.097cm" fo:border="0.002cm solid #000000"/>
    </style:style>
    <style:style style:name="SprintBacklog1.A2" style:family="table-cell">
      <style:table-cell-properties fo:padding="0.097cm" fo:border-left="0.002cm solid #000000" fo:border-right="none" fo:border-top="none" fo:border-bottom="0.002cm solid #000000"/>
    </style:style>
    <style:style style:name="SprintBacklog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rintBacklog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B" style:family="table-column">
      <style:table-column-properties style:column-width="2.833cm" style:rel-column-width="109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0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1</text:h>
      <text:p text:style-name="Text_20_body"/>
      <table:table table:name="SprintBacklog1" table:style-name="SprintBacklog1">
        <table:table-column table:style-name="SprintBacklog1.A"/>
        <table:table-column table:style-name="SprintBacklog1.B"/>
        <table:table-column table:style-name="SprintBacklog1.C"/>
        <table:table-column table:style-name="SprintBacklog1.B" table:number-columns-repeated="2"/>
        <table:table-column table:style-name="SprintBacklog1.F"/>
        <table:table-row>
          <table:table-cell table:style-name="SprintBacklog1.A1" office:value-type="string">
            <text:p text:style-name="P1">Uppgift</text:p>
          </table:table-cell>
          <table:table-cell table:style-name="SprintBacklog1.B1" office:value-type="date" office:date-value="2021-12-13">
            <text:p text:style-name="P1">21-12-13</text:p>
          </table:table-cell>
          <table:table-cell table:style-name="SprintBacklog1.B1" office:value-type="date" office:date-value="2022-12-13">
            <text:p text:style-name="P1">22-12-13</text:p>
          </table:table-cell>
          <table:table-cell table:style-name="SprintBacklog1.B1" office:value-type="date" office:date-value="2023-12-13">
            <text:p text:style-name="P1">23-12-13</text:p>
          </table:table-cell>
          <table:table-cell table:style-name="SprintBacklog1.B1" office:value-type="date" office:date-value="2026-12-13">
            <text:p text:style-name="P1">26-12-13</text:p>
          </table:table-cell>
          <table:table-cell table:style-name="SprintBacklog1.F1" office:value-type="date" office:date-value="2027-12-13">
            <text:p text:style-name="P1">27-12-13</text:p>
          </table:table-cell>
        </table:table-row>
        <table:table-row>
          <table:table-cell table:style-name="SprintBacklog1.A2" office:value-type="string">
            <text:p text:style-name="P1">Skapa HTML-dokument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Bygga upp en vettig filstruktur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Göra grundläggande CSS för skrivbordet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Skapa Window-klassen</text:p>
          </table:table-cell>
          <table:table-cell table:style-name="SprintBacklog1.B2" office:value-type="float" office:value="5">
            <text:p text:style-name="Table_20_Contents">5</text:p>
          </table:table-cell>
          <table:table-cell table:style-name="SprintBacklog1.B2" office:value-type="float" office:value="5">
            <text:p text:style-name="Table_20_Contents">5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F2" office:value-type="float" office:value="2">
            <text:p text:style-name="Table_20_Contents">2</text:p>
          </table:table-cell>
        </table:table-row>
        <table:table-row>
          <table:table-cell table:style-name="SprintBacklog1.A2" office:value-type="string">
            <text:p text:style-name="P1">Skapa ImageGallery-klassen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Skapa ImageViewer-klassen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F2" office:value-type="float" office:value="3">
            <text:p text:style-name="Table_20_Contents">3</text:p>
          </table:table-cell>
        </table:table-row>
        <table:table-row>
          <table:table-cell table:style-name="SprintBacklog1.A2" office:value-type="string">
            <text:p text:style-name="P1">Inläsning av bilder med hjälp av AJAX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4">
            <text:p text:style-name="Table_20_Contents">4</text:p>
          </table:table-cell>
          <table:table-cell table:style-name="SprintBacklog1.B2" office:value-type="float" office:value="3">
            <text:p text:style-name="Table_20_Contents">3</text:p>
          </table:table-cell>
          <table:table-cell table:style-name="SprintBacklog1.F2" office:value-type="float" office:value="0">
            <text:p text:style-name="Table_20_Contents">0</text:p>
          </table:table-cell>
        </table:table-row>
        <table:table-row>
          <table:table-cell table:style-name="SprintBacklog1.A2" office:value-type="string">
            <text:p text:style-name="P1">Ikoner för Image Gallery-fönstret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1">
            <text:p text:style-name="Table_20_Contents">1</text:p>
          </table:table-cell>
          <table:table-cell table:style-name="SprintBacklog1.F2" office:value-type="float" office:value="1">
            <text:p text:style-name="Table_20_Contents">1</text:p>
          </table:table-cell>
        </table:table-row>
        <table:table-row>
          <table:table-cell table:style-name="SprintBacklog1.A2" office:value-type="string">
            <text:p text:style-name="P1">Namespace</text:p>
          </table:table-cell>
          <table:table-cell table:style-name="SprintBacklog1.B2" office:value-type="float" office:value="2">
            <text:p text:style-name="Table_20_Contents">2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B2" office:value-type="float" office:value="0">
            <text:p text:style-name="Table_20_Contents">0</text:p>
          </table:table-cell>
          <table:table-cell table:style-name="SprintBacklog1.F2" office:value-type="float" office:value="0">
            <text:p text:style-name="Table_20_Contents">0</text:p>
          </table:table-cell>
        </table:table-row>
      </table:table>
      <text:p text:style-name="Text_20_body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Burndown Chart</text:h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B" table:number-columns-repeated="2"/>
        <table:table-column table:style-name="Tabell1.A"/>
        <table:table-row>
          <table:table-cell table:style-name="Tabell1.A1" office:value-type="string">
            <text:p text:style-name="P1">Skattat</text:p>
          </table:table-cell>
          <table:table-cell table:style-name="Tabell1.B1" office:value-type="float" office:value="26">
            <text:p text:style-name="Table_20_Contents">26</text:p>
          </table:table-cell>
          <table:table-cell table:style-name="Tabell1.B1" office:value-type="float" office:value="20">
            <text:p text:style-name="Table_20_Contents">20</text:p>
          </table:table-cell>
          <table:table-cell table:style-name="Tabell1.B1" office:value-type="float" office:value="19">
            <text:p text:style-name="Table_20_Contents">19</text:p>
          </table:table-cell>
          <table:table-cell table:style-name="Tabell1.B1" office:value-type="float" office:value="15">
            <text:p text:style-name="Table_20_Contents">15</text:p>
          </table:table-cell>
          <table:table-cell table:style-name="Tabell1.F1" office:value-type="float" office:value="8">
            <text:p text:style-name="Table_20_Contents">8</text:p>
          </table:table-cell>
        </table:table-row>
        <table:table-row>
          <table:table-cell table:style-name="Tabell1.A2" office:value-type="string">
            <text:p text:style-name="P1">Ideal</text:p>
          </table:table-cell>
          <table:table-cell table:style-name="Tabell1.B2" office:value-type="float" office:value="26">
            <text:p text:style-name="Table_20_Contents">26</text:p>
          </table:table-cell>
          <table:table-cell table:style-name="Tabell1.B2" office:value-type="float" office:value="21">
            <text:p text:style-name="Table_20_Contents">21</text:p>
          </table:table-cell>
          <table:table-cell table:style-name="Tabell1.B2" office:value-type="float" office:value="16">
            <text:p text:style-name="Table_20_Contents">16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F2" office:value-type="float" office:value="6">
            <text:p text:style-name="Table_20_Contents">6</text:p>
          </table:table-cell>
        </table:table-row>
      </table:table>
      <text:p text:style-name="Text_20_body"/>
      <text:p text:style-name="Text_20_body"/>
      <text:p text:style-name="Text_20_body"><draw:frame draw:style-name="fr1" draw:name="Obj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1T10:11:33.70</meta:creation-date>
    <dc:date>2014-01-12T20:57:52.51</dc:date>
    <dc:creator>Henrik Gabrielsson</dc:creator>
    <meta:editing-duration>PT3H21M2S</meta:editing-duration>
    <meta:editing-cycles>23</meta:editing-cycles>
    <meta:generator>OpenOffice/4.0.1$Win32 OpenOffice.org_project/401m5$Build-9714</meta:generator>
    <meta:document-statistic meta:table-count="2" meta:image-count="0" meta:object-count="1" meta:page-count="2" meta:paragraph-count="74" meta:word-count="98" meta:character-count="3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543cm" svg:y="3.925cm" style:legend-expansion="high" chart:style-name="ch2"/>
        <chart:plot-area chart:style-name="ch3" chart:data-source-has-labels="both" svg:x="0.769cm" svg:y="0.851cm" svg:width="12.136cm" svg:height="7.549cm">
          <chartooo:coordinate-region svg:x="1.39cm" svg:y="1.063cm" svg:width="11.45cm" svg:height="6.2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line">
            <chart:data-point chart:repeated="5"/>
          </chart:series>
          <chart:series chart:style-name="ch8" chart:values-cell-range-address="local-table.$D$2:.$D$6" chart:label-cell-address="local-table.$D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kattat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41629">
                <text:p>4163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